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051ee" officeooo:paragraph-rsid="001051ee"/>
    </style:style>
    <style:style style:name="P2" style:family="paragraph" style:parent-style-name="Standard">
      <style:text-properties officeooo:paragraph-rsid="001051e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amuel Mehrbrodt</meta:initial-creator>
    <meta:creation-date>2024-12-16T15:46:52.419444947</meta:creation-date>
    <dc:date>2024-12-16T15:47:19.685580493</dc:date>
    <dc:creator>Samuel Mehrbrodt</dc:creator>
    <meta:editing-duration>PT28S</meta:editing-duration>
    <meta:editing-cycles>1</meta:editing-cycles>
    <meta:document-statistic meta:table-count="0" meta:image-count="0" meta:object-count="0" meta:page-count="1" meta:paragraph-count="1" meta:word-count="272" meta:character-count="1732" meta:non-whitespace-character-count="1461"/>
    <meta:generator>LibreOffice/24.8.2.1$Linux_X86_64 LibreOffice_project/480$Build-1</meta:generator>
  </office:meta>
</office:document-meta>
</file>